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map style:condition="cell-content()&lt;0" style:apply-style-name="Error" style:base-cell-address="Sheet1.F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 table:number-rows-repeated="3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HEFT</text:p>
          </table:table-cell>
          <table:covered-table-cell table:number-columns-repeated="2"/>
          <table:table-cell/>
          <table:table-cell table:style-name="Default"/>
          <table:table-cell/>
          <table:table-cell table:style-name="ce2" office:value-type="string" calcext:value-type="string" table:number-columns-spanned="3" table:number-rows-spanned="1">
            <text:p>CM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Processor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Finish</text:p>
          </table:table-cell>
          <table:table-cell/>
          <table:table-cell table:style-name="Default" office:value-type="string" calcext:value-type="string">
            <text:p>Start diff</text:p>
          </table:table-cell>
          <table:table-cell/>
          <table:table-cell table:style-name="ce1" office:value-type="string" calcext:value-type="string">
            <text:p>Processor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Finis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[.C6]-[.I6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87" calcext:value-type="float">
            <text:p>187</text:p>
          </table:table-cell>
          <table:table-cell/>
          <table:table-cell table:formula="of:=[.C7]-[.I7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[.C8]-[.I8]" office:value-type="float" office:value="-154" calcext:value-type="float">
            <text:p>-1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1" calcext:value-type="float">
            <text:p>341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13" calcext:value-type="float">
            <text:p>413</text:p>
          </table:table-cell>
          <table:table-cell office:value-type="float" office:value="543" calcext:value-type="float">
            <text:p>543</text:p>
          </table:table-cell>
          <table:table-cell/>
          <table:table-cell table:formula="of:=[.C9]-[.I9]" office:value-type="float" office:value="139" calcext:value-type="float">
            <text:p>1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7" calcext:value-type="float">
            <text:p>177</text:p>
          </table:table-cell>
          <table:table-cell office:value-type="float" office:value="249" calcext:value-type="float">
            <text:p>249</text:p>
          </table:table-cell>
          <table:table-cell/>
          <table:table-cell table:formula="of:=[.C10]-[.I10]"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49" calcext:value-type="float">
            <text:p>249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11]-[.I11]" office:value-type="float" office:value="101" calcext:value-type="float">
            <text:p>10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float" office:value="290" calcext:value-type="float">
            <text:p>290</text:p>
          </table:table-cell>
          <table:table-cell/>
          <table:table-cell table:formula="of:=[.C12]-[.I12]" office:value-type="float" office:value="-127" calcext:value-type="float">
            <text:p>-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7" calcext:value-type="float">
            <text:p>297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354" calcext:value-type="float">
            <text:p>354</text:p>
          </table:table-cell>
          <table:table-cell/>
          <table:table-cell table:formula="of:=[.C13]-[.I13]" office:value-type="float" office:value="-120" calcext:value-type="float">
            <text:p>-1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4" calcext:value-type="float">
            <text:p>424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413" calcext:value-type="float">
            <text:p>413</text:p>
          </table:table-cell>
          <table:table-cell/>
          <table:table-cell table:formula="of:=[.C14]-[.I14]" office:value-type="float" office:value="-372" calcext:value-type="float">
            <text:p>-37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74" calcext:value-type="float">
            <text:p>674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27" calcext:value-type="float">
            <text:p>427</text:p>
          </table:table-cell>
          <table:table-cell office:value-type="float" office:value="562" calcext:value-type="float">
            <text:p>562</text:p>
          </table:table-cell>
          <table:table-cell/>
          <table:table-cell table:formula="of:=[.C15]-[.I15]" office:value-type="float" office:value="-42" calcext:value-type="float">
            <text:p>-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69" calcext:value-type="float">
            <text:p>469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62" calcext:value-type="float">
            <text:p>362</text:p>
          </table:table-cell>
          <table:table-cell office:value-type="float" office:value="427" calcext:value-type="float">
            <text:p>427</text:p>
          </table:table-cell>
          <table:table-cell/>
          <table:table-cell table:formula="of:=[.C16]-[.I16]" office:value-type="float" office:value="-242" calcext:value-type="float">
            <text:p>-2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4" calcext:value-type="float">
            <text:p>604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43" calcext:value-type="float">
            <text:p>543</text:p>
          </table:table-cell>
          <table:table-cell office:value-type="float" office:value="666" calcext:value-type="float">
            <text:p>666</text:p>
          </table:table-cell>
          <table:table-cell/>
          <table:table-cell table:formula="of:=[.C17]-[.I17]" office:value-type="float" office:value="-8" calcext:value-type="float">
            <text:p>-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51" calcext:value-type="float">
            <text:p>551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66" calcext:value-type="float">
            <text:p>666</text:p>
          </table:table-cell>
          <table:table-cell office:value-type="float" office:value="791" calcext:value-type="float">
            <text:p>791</text:p>
          </table:table-cell>
          <table:table-cell/>
          <table:table-cell table:formula="of:=[.C18]-[.I18]" office:value-type="float" office:value="-2" calcext:value-type="float">
            <text:p>-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68" calcext:value-type="float">
            <text:p>668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49" calcext:value-type="float">
            <text:p>649</text:p>
          </table:table-cell>
          <table:table-cell office:value-type="float" office:value="715" calcext:value-type="float">
            <text:p>715</text:p>
          </table:table-cell>
          <table:table-cell/>
          <table:table-cell table:formula="of:=[.C19]-[.I19]" office:value-type="float" office:value="-228" calcext:value-type="float">
            <text:p>-2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77" calcext:value-type="float">
            <text:p>877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91" calcext:value-type="float">
            <text:p>791</text:p>
          </table:table-cell>
          <table:table-cell office:value-type="float" office:value="935" calcext:value-type="float">
            <text:p>935</text:p>
          </table:table-cell>
          <table:table-cell/>
          <table:table-cell table:formula="of:=[.C20]-[.I20]" office:value-type="float" office:value="448" calcext:value-type="float">
            <text:p>4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35" calcext:value-type="float">
            <text:p>935</text:p>
          </table:table-cell>
          <table:table-cell office:value-type="float" office:value="1064" calcext:value-type="float">
            <text:p>1064</text:p>
          </table:table-cell>
          <table:table-cell/>
          <table:table-cell table:formula="of:=[.C21]-[.I21]" office:value-type="float" office:value="172" calcext:value-type="float">
            <text:p>1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63" calcext:value-type="float">
            <text:p>763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54" calcext:value-type="float">
            <text:p>354</text:p>
          </table:table-cell>
          <table:table-cell office:value-type="float" office:value="498" calcext:value-type="float">
            <text:p>498</text:p>
          </table:table-cell>
          <table:table-cell/>
          <table:table-cell table:formula="of:=[.C22]-[.I22]" office:value-type="float" office:value="-120" calcext:value-type="float">
            <text:p>-1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4" calcext:value-type="float">
            <text:p>474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25" calcext:value-type="float">
            <text:p>625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[.C23]-[.I23]" office:value-type="float" office:value="-145" calcext:value-type="float">
            <text:p>-1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70" calcext:value-type="float">
            <text:p>77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64" calcext:value-type="float">
            <text:p>864</text:p>
          </table:table-cell>
          <table:table-cell office:value-type="float" office:value="916" calcext:value-type="float">
            <text:p>916</text:p>
          </table:table-cell>
          <table:table-cell/>
          <table:table-cell table:formula="of:=[.C24]-[.I24]" office:value-type="float" office:value="-79" calcext:value-type="float">
            <text:p>-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43" calcext:value-type="float">
            <text:p>943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17" calcext:value-type="float">
            <text:p>517</text:p>
          </table:table-cell>
          <table:table-cell office:value-type="float" office:value="649" calcext:value-type="float">
            <text:p>649</text:p>
          </table:table-cell>
          <table:table-cell/>
          <table:table-cell table:formula="of:=[.C25]-[.I25]" office:value-type="float" office:value="-268" calcext:value-type="float">
            <text:p>-26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85" calcext:value-type="float">
            <text:p>785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83" calcext:value-type="float">
            <text:p>783</text:p>
          </table:table-cell>
          <table:table-cell office:value-type="float" office:value="874" calcext:value-type="float">
            <text:p>874</text:p>
          </table:table-cell>
          <table:table-cell/>
          <table:table-cell table:formula="of:=[.C26]-[.I26]" office:value-type="float" office:value="-172" calcext:value-type="float">
            <text:p>-17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55" calcext:value-type="float">
            <text:p>955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15" calcext:value-type="float">
            <text:p>1015</text:p>
          </table:table-cell>
          <table:table-cell office:value-type="float" office:value="1119" calcext:value-type="float">
            <text:p>1119</text:p>
          </table:table-cell>
          <table:table-cell/>
          <table:table-cell table:formula="of:=[.C27]-[.I27]" office:value-type="float" office:value="-16" calcext:value-type="float">
            <text:p>-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31" calcext:value-type="float">
            <text:p>1031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float" office:value="791" calcext:value-type="float">
            <text:p>791</text:p>
          </table:table-cell>
          <table:table-cell/>
          <table:table-cell table:formula="of:=[.C28]-[.I28]" office:value-type="float" office:value="-228" calcext:value-type="float">
            <text:p>-2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8" calcext:value-type="float">
            <text:p>928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16" calcext:value-type="float">
            <text:p>916</text:p>
          </table:table-cell>
          <table:table-cell office:value-type="float" office:value="1015" calcext:value-type="float">
            <text:p>1015</text:p>
          </table:table-cell>
          <table:table-cell/>
          <table:table-cell table:formula="of:=[.C29]-[.I29]" office:value-type="float" office:value="-194" calcext:value-type="float">
            <text:p>-1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10" calcext:value-type="float">
            <text:p>1110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064" calcext:value-type="float">
            <text:p>1064</text:p>
          </table:table-cell>
          <table:table-cell office:value-type="float" office:value="1193" calcext:value-type="float">
            <text:p>1193</text:p>
          </table:table-cell>
          <table:table-cell/>
          <table:table-cell table:formula="of:=[.C30]-[.I30]" office:value-type="float" office:value="-142" calcext:value-type="float">
            <text:p>-1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06" calcext:value-type="float">
            <text:p>1206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74" calcext:value-type="float">
            <text:p>874</text:p>
          </table:table-cell>
          <table:table-cell office:value-type="float" office:value="1119" calcext:value-type="float">
            <text:p>1119</text:p>
          </table:table-cell>
          <table:table-cell/>
          <table:table-cell table:formula="of:=[.C31]-[.I31]" office:value-type="float" office:value="-227" calcext:value-type="float">
            <text:p>-2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01" calcext:value-type="float">
            <text:p>1101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119" calcext:value-type="float">
            <text:p>1119</text:p>
          </table:table-cell>
          <table:table-cell office:value-type="float" office:value="1243" calcext:value-type="float">
            <text:p>1243</text:p>
          </table:table-cell>
          <table:table-cell/>
          <table:table-cell table:formula="of:=[.C32]-[.I32]" office:value-type="float" office:value="-76" calcext:value-type="float">
            <text:p>-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95" calcext:value-type="float">
            <text:p>1195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146" calcext:value-type="float">
            <text:p>1146</text:p>
          </table:table-cell>
          <table:table-cell office:value-type="float" office:value="1197" calcext:value-type="float">
            <text:p>1197</text:p>
          </table:table-cell>
          <table:table-cell/>
          <table:table-cell table:formula="of:=[.C33]-[.I33]" office:value-type="float" office:value="-192" calcext:value-type="float">
            <text:p>-1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38" calcext:value-type="float">
            <text:p>1338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339" calcext:value-type="float">
            <text:p>1339</text:p>
          </table:table-cell>
          <table:table-cell office:value-type="float" office:value="1403" calcext:value-type="float">
            <text:p>1403</text:p>
          </table:table-cell>
          <table:table-cell/>
          <table:table-cell table:formula="of:=[.C34]-[.I34]" office:value-type="float" office:value="-150" calcext:value-type="float">
            <text:p>-1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89" calcext:value-type="float">
            <text:p>1489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403" calcext:value-type="float">
            <text:p>1403</text:p>
          </table:table-cell>
          <table:table-cell office:value-type="float" office:value="1522" calcext:value-type="float">
            <text:p>1522</text:p>
          </table:table-cell>
          <table:table-cell/>
          <table:table-cell table:formula="of:=[.C35]-[.I35]" office:value-type="float" office:value="-118" calcext:value-type="float">
            <text:p>-1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21" calcext:value-type="float">
            <text:p>1521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table:number-columns-repeated="5"/>
          <table:table-cell table:style-name="Default" table:formula="of:=AVERAGE([.F6:.F35])" office:value-type="float" office:value="-83.7" calcext:value-type="float">
            <text:p>-83.7</text:p>
          </table:table-cell>
          <table:table-cell table:number-columns-repeated="4"/>
        </table:table-row>
        <calcext:conditional-formats>
          <calcext:conditional-format calcext:target-range-address="Sheet1.F6:Sheet1.F35">
            <calcext:condition calcext:apply-style-name="Error" calcext:value="&lt;0" calcext:base-cell-address="Sheet1.F6"/>
          </calcext:conditional-format>
        </calcext:conditional-formats>
      </table:table>
      <table:named-expressions/>
      <table:database-ranges>
        <table:database-range table:name="__Anonymous_Sheet_DB__0" table:target-range-address="Sheet1.A6:Sheet1.D35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12:40:31.333986584</meta:creation-date>
    <dc:date>2019-08-16T14:30:28.132465934</dc:date>
    <meta:editing-duration>PT1H49M53S</meta:editing-duration>
    <meta:editing-cycles>9</meta:editing-cycles>
    <meta:generator>LibreOffice/6.0.7.3$Linux_X86_64 LibreOffice_project/00m0$Build-3</meta:generator>
    <meta:document-statistic meta:table-count="1" meta:cell-count="251" meta:object-count="0"/>
  </office:meta>
</office:document-meta>
</file>